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5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freechart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<text:s/>NOCom</text:p>
          </table:table-cell>
          <table:table-cell office:value-type="string" calcext:value-type="string">
            <text:p><text:s/>NCLOC</text:p>
          </table:table-cell>
          <table:table-cell office:value-type="string" calcext:value-type="string">
            <text:p><text:s/>DCP</text:p>
          </table:table-cell>
          <table:table-cell table:number-columns-repeated="3"/>
          <table:table-cell office:value-type="string" calcext:value-type="string">
            <text:p>NoCom</text:p>
          </table:table-cell>
          <table:table-cell office:value-type="string" calcext:value-type="string">
            <text:p>NCLOC</text:p>
          </table:table-cell>
          <table:table-cell office:value-type="string" calcext:value-type="string">
            <text:p>DPC</text:p>
          </table:table-cell>
        </table:table-row>
        <table:table-row table:style-name="ro1">
          <table:table-cell office:value-type="string" calcext:value-type="string">
            <text:p>./src/main/java/org/jfree/chart/annotations/Abstract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5.66" calcext:value-type="float">
            <text:p>65.6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B2:.B633])" office:value-type="float" office:value="2" calcext:value-type="float">
            <text:p>2</text:p>
          </table:table-cell>
          <table:table-cell table:formula="of:=MIN([.C2:.C633])" office:value-type="float" office:value="4" calcext:value-type="float">
            <text:p>4</text:p>
          </table:table-cell>
          <table:table-cell table:formula="of:=MIN([.D2:.D633])"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./src/main/java/org/jfree/chart/annotations/AbstractXYAnnotation.java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8.6" calcext:value-type="float">
            <text:p>58.6</text:p>
          </table:table-cell>
          <table:table-cell table:number-columns-repeated="2"/>
          <table:table-cell office:value-type="string" calcext:value-type="string">
            <text:p>lower</text:p>
          </table:table-cell>
          <table:table-cell table:formula="of:=QUARTILE([.B2:.B633];1)" office:value-type="float" office:value="3" calcext:value-type="float">
            <text:p>3</text:p>
          </table:table-cell>
          <table:table-cell table:formula="of:=QUARTILE([.C2:.C633];1)" office:value-type="float" office:value="12" calcext:value-type="float">
            <text:p>12</text:p>
          </table:table-cell>
          <table:table-cell table:formula="of:=QUARTILE([.D2:.D633];1)" office:value-type="float" office:value="49.27" calcext:value-type="float">
            <text:p>49.27</text:p>
          </table:table-cell>
        </table:table-row>
        <table:table-row table:style-name="ro1">
          <table:table-cell office:value-type="string" calcext:value-type="string">
            <text:p>./src/main/java/org/jfree/chart/annotations/Annotation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.72" calcext:value-type="float">
            <text:p>87.72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B2:.B633])" office:value-type="float" office:value="5" calcext:value-type="float">
            <text:p>5</text:p>
          </table:table-cell>
          <table:table-cell table:formula="of:=MEDIAN([.C2:.C633])" office:value-type="float" office:value="71.5" calcext:value-type="float">
            <text:p>71.5</text:p>
          </table:table-cell>
          <table:table-cell table:formula="of:=MEDIAN([.D2:.D633])" office:value-type="float" office:value="59.21" calcext:value-type="float">
            <text:p>59.21</text:p>
          </table:table-cell>
        </table:table-row>
        <table:table-row table:style-name="ro1">
          <table:table-cell office:value-type="string" calcext:value-type="string">
            <text:p>./src/main/java/org/jfree/chart/annotations/Category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.33" calcext:value-type="float">
            <text:p>83.33</text:p>
          </table:table-cell>
          <table:table-cell table:number-columns-repeated="2"/>
          <table:table-cell office:value-type="string" calcext:value-type="string">
            <text:p>upper</text:p>
          </table:table-cell>
          <table:table-cell table:formula="of:=QUARTILE([.B2:.B633];3)" office:value-type="float" office:value="9" calcext:value-type="float">
            <text:p>9</text:p>
          </table:table-cell>
          <table:table-cell table:formula="of:=QUARTILE([.C2:.C633];3)" office:value-type="float" office:value="180" calcext:value-type="float">
            <text:p>180</text:p>
          </table:table-cell>
          <table:table-cell table:formula="of:=QUARTILE([.D2:.D633];3)"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./src/main/java/org/jfree/chart/annotations/CategoryLin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49.23" calcext:value-type="float">
            <text:p>49.2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B2:.B633])" office:value-type="float" office:value="32" calcext:value-type="float">
            <text:p>32</text:p>
          </table:table-cell>
          <table:table-cell table:formula="of:=MAX([.C2:.C633])" office:value-type="float" office:value="2732" calcext:value-type="float">
            <text:p>2732</text:p>
          </table:table-cell>
          <table:table-cell table:formula="of:=MAX([.D2:.D633])" office:value-type="float" office:value="93.44" calcext:value-type="float">
            <text:p>93.44</text:p>
          </table:table-cell>
        </table:table-row>
        <table:table-row table:style-name="ro1">
          <table:table-cell office:value-type="string" calcext:value-type="string">
            <text:p>./src/main/java/org/jfree/chart/annotations/CategoryPointer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50.42" calcext:value-type="float">
            <text:p>50.4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B2:.B633])" office:value-type="float" office:value="6.74208860759494" calcext:value-type="float">
            <text:p>6.74208860759494</text:p>
          </table:table-cell>
          <table:table-cell table:formula="of:=AVERAGE([.C2:.C633])" office:value-type="float" office:value="145.039556962025" calcext:value-type="float">
            <text:p>145.039556962025</text:p>
          </table:table-cell>
          <table:table-cell table:formula="of:=AVERAGE([.D2:.D633])" office:value-type="float" office:value="63.4713607594937" calcext:value-type="float">
            <text:p>63.4713607594937</text:p>
          </table:table-cell>
        </table:table-row>
        <table:table-row table:style-name="ro1">
          <table:table-cell office:value-type="string" calcext:value-type="string">
            <text:p>./src/main/java/org/jfree/chart/annotations/CategoryTextAnnotation.java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B2:.B633])" office:value-type="float" office:value="4.76333068809182" calcext:value-type="float">
            <text:p>4.76333068809182</text:p>
          </table:table-cell>
          <table:table-cell table:formula="of:=STDEV([.C2:.C633])" office:value-type="float" office:value="240.289089001781" calcext:value-type="float">
            <text:p>240.289089001781</text:p>
          </table:table-cell>
          <table:table-cell table:formula="of:=STDEV([.D2:.D633])" office:value-type="float" office:value="17.8717476635033" calcext:value-type="float">
            <text:p>17.8717476635033</text:p>
          </table:table-cell>
        </table:table-row>
        <table:table-row table:style-name="ro1">
          <table:table-cell office:value-type="string" calcext:value-type="string">
            <text:p>./src/main/java/org/jfree/chart/annotations/TextAnnota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56.37" calcext:value-type="float">
            <text:p>56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Anno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.81" calcext:value-type="float">
            <text:p>82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AnnotationBoundsInfo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.06" calcext:value-type="float">
            <text:p>89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BoxAnnota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48.54" calcext:value-type="float">
            <text:p>48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DataImageAnnota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52.54" calcext:value-type="float">
            <text:p>52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Drawabl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47.04" calcext:value-type="float">
            <text:p>47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Image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50.74" calcext:value-type="float">
            <text:p>50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LineAnnotation.java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45.62" calcext:value-type="float">
            <text:p>4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Pointer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48.99" calcext:value-type="float">
            <text:p>48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PolygonAnnotation.jav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46.73" calcext:value-type="float">
            <text:p>46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ShapeAnnota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44.12" calcext:value-type="float">
            <text:p>44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TextAnnotation.java</text:p>
          </table:table-cell>
          <table:table-cell office:value-type="float" office:value="14" calcext:value-type="float">
            <text:p>14</text:p>
          </table:table-cell>
          <table:table-cell office:value-type="float" office:value="282" calcext:value-type="float">
            <text:p>282</text:p>
          </table:table-cell>
          <table:table-cell office:value-type="float" office:value="51.63" calcext:value-type="float">
            <text:p>5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nnotations/XYTitleAnnotation.java</text:p>
          </table:table-cell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40.95" calcext:value-type="float">
            <text:p>4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Horizont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Lay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.49" calcext:value-type="float">
            <text:p>86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LengthAdjustmentTyp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PublicCloneabl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Rectangle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7.5" calcext:value-type="float">
            <text:p>3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RectangleAnchor.java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7.5" calcext:value-type="float">
            <text:p>3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RectangleEdge.jav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0.75" calcext:value-type="float">
            <text:p>6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RectangleInsets.java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Rotation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.09" calcext:value-type="float">
            <text:p>82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Sort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Table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UnitTyp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64" calcext:value-type="float">
            <text:p>8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VerticalAl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pi/XYCoordinateTyp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.java</text:p>
          </table:table-cell>
          <table:table-cell office:value-type="float" office:value="15" calcext:value-type="float">
            <text:p>15</text:p>
          </table:table-cell>
          <table:table-cell office:value-type="float" office:value="789" calcext:value-type="float">
            <text:p>789</text:p>
          </table:table-cell>
          <table:table-cell office:value-type="float" office:value="48.63" calcext:value-type="float">
            <text:p>48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1.42" calcext:value-type="float">
            <text:p>6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LabelLocation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Location.java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7.9" calcext:value-type="float">
            <text:p>6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Space.java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44.74" calcext:value-type="float">
            <text:p>44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AxisState.java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2.29" calcext:value-type="float">
            <text:p>62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Anchor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Axis.java</text:p>
          </table:table-cell>
          <table:table-cell office:value-type="float" office:value="16" calcext:value-type="float">
            <text:p>16</text:p>
          </table:table-cell>
          <table:table-cell office:value-type="float" office:value="726" calcext:value-type="float">
            <text:p>726</text:p>
          </table:table-cell>
          <table:table-cell office:value-type="float" office:value="43.98" calcext:value-type="float">
            <text:p>43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LabelPosition.java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LabelPositions.java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40.71" calcext:value-type="float">
            <text:p>40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LabelWidthType.jav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ategoryTick.java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ompassFormat.java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5.71" calcext:value-type="float">
            <text:p>65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CyclicNumberAxis.java</text:p>
          </table:table-cell>
          <table:table-cell office:value-type="float" office:value="11" calcext:value-type="float">
            <text:p>11</text:p>
          </table:table-cell>
          <table:table-cell office:value-type="float" office:value="653" calcext:value-type="float">
            <text:p>653</text:p>
          </table:table-cell>
          <table:table-cell office:value-type="float" office:value="37.69" calcext:value-type="float">
            <text:p>37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DateAxis.java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36.35" calcext:value-type="float">
            <text:p>36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DateTick.java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DateTickMarkPosition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DateTickUnit.java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55.84" calcext:value-type="float">
            <text:p>55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DateTickUnitType.jav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5.68" calcext:value-type="float">
            <text:p>75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ExtendedCategoryAxis.java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3.91" calcext:value-type="float">
            <text:p>53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LogarithmicAxis.java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41.01" calcext:value-type="float">
            <text:p>4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LogAxis.jav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41.45" calcext:value-type="float">
            <text:p>41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LogTick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0.56" calcext:value-type="float">
            <text:p>80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arkerAxisBand.java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45.04" calcext:value-type="float">
            <text:p>45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oduloAxis.java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45.98" calcext:value-type="float">
            <text:p>45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MonthDateFormat.java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57.39" calcext:value-type="float">
            <text:p>57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Axis.java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41.7" calcext:value-type="float">
            <text:p>4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Tick.jav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7.38" calcext:value-type="float">
            <text:p>77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TickUnit.java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60.43" calcext:value-type="float">
            <text:p>60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NumberTickUnitSource.java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26.64" calcext:value-type="float">
            <text:p>26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PeriodAxis.java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38.98" calcext:value-type="float">
            <text:p>38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PeriodAxisLabelInfo.java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QuarterDateFormat.java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4.24" calcext:value-type="float">
            <text:p>54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StandardTickUnitSource.jav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7.23" calcext:value-type="float">
            <text:p>6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SubCategoryAxis.java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float" office:value="41.31" calcext:value-type="float">
            <text:p>41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SymbolAxis.java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float" office:value="37.89" calcext:value-type="float">
            <text:p>37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ck.java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8.6" calcext:value-type="float">
            <text:p>58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ckType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ckUnit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1.68" calcext:value-type="float">
            <text:p>61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ckUnits.java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3.08" calcext:value-type="float">
            <text:p>63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ckUnitSource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89" calcext:value-type="float">
            <text:p>9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Timeline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.73" calcext:value-type="float">
            <text:p>91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ValueAxis.java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49.64" calcext:value-type="float">
            <text:p>49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axis/ValueTick.jav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5.85" calcext:value-type="float">
            <text:p>6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AbstractBlock.java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55.73" calcext:value-type="float">
            <text:p>55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Arrangement.jav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.71" calcext:value-type="float">
            <text:p>8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.jav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7.13" calcext:value-type="float">
            <text:p>87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Border.java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52.8" calcext:value-type="float">
            <text:p>5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Container.java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50.39" calcext:value-type="float">
            <text:p>5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Frame.jav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Params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lockResult.jav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9.17" calcext:value-type="float">
            <text:p>79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BorderArrangement.java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float" office:value="25.24" calcext:value-type="float">
            <text:p>25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CenterArrangement.java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53.33" calcext:value-type="float">
            <text:p>5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ColorBlock.java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8.86" calcext:value-type="float">
            <text:p>58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ColumnArrangement.java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41.57" calcext:value-type="float">
            <text:p>41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EmptyBlock.jav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0.27" calcext:value-type="float">
            <text:p>7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EntityBlockParams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.59" calcext:value-type="float">
            <text:p>92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EntityBlockResult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FlowArrangement.java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43.07" calcext:value-type="float">
            <text:p>43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GridArrangement.java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40.69" calcext:value-type="float">
            <text:p>40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LabelBlock.java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53.26" calcext:value-type="float">
            <text:p>53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LengthConstraint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LineBorder.java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44.86" calcext:value-type="float">
            <text:p>4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RectangleConstraint.java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53.44" calcext:value-type="float">
            <text:p>5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block/Size2D.java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Color.java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3.02" calcext:value-type="float">
            <text:p>5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Elemen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67" calcext:value-type="float">
            <text:p>9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ElementVisitor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Factory.java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46.52" calcext:value-type="float">
            <text:p>46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Hints.jav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3.12" calcext:value-type="float">
            <text:p>73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RenderingInfo.java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8.01" calcext:value-type="float">
            <text:p>58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Theme.jav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.16" calcext:value-type="float">
            <text:p>92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Transferable.java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5.84" calcext:value-type="float">
            <text:p>55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ChartUtils.java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2.7" calcext:value-type="float">
            <text:p>6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date/MonthConstants.jav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6.92" calcext:value-type="float">
            <text:p>76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date/SerialDate.java</text:p>
          </table:table-cell>
          <table:table-cell office:value-type="float" office:value="8" calcext:value-type="float">
            <text:p>8</text:p>
          </table:table-cell>
          <table:table-cell office:value-type="float" office:value="355" calcext:value-type="float">
            <text:p>355</text:p>
          </table:table-cell>
          <table:table-cell office:value-type="float" office:value="58.53" calcext:value-type="float">
            <text:p>58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date/SpreadsheetDate.java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56.79" calcext:value-type="float">
            <text:p>56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Drawabl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.05" calcext:value-type="float">
            <text:p>8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EncoderUtil.jav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0.22" calcext:value-type="float">
            <text:p>70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ImageEncoder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6.32" calcext:value-type="float">
            <text:p>86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ImageEncoderFactory.java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3.64" calcext:value-type="float">
            <text:p>63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ImageFormat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SunJPEGEncoderAdapter.java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2.18" calcext:value-type="float">
            <text:p>62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coders/SunPNGEncoderAdapter.java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9.23" calcext:value-type="float">
            <text:p>69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Axis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64" calcext:value-type="float">
            <text:p>5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CategoryItemEntity.java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2.86" calcext:value-type="float">
            <text:p>62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CategoryLabelEntity.java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ChartEntity.java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51.21" calcext:value-type="float">
            <text:p>51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EntityCollection.jav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6.32" calcext:value-type="float">
            <text:p>86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FlowEntity.jav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3.46" calcext:value-type="float">
            <text:p>63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JFreeChart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LegendItemEntity.java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3.64" calcext:value-type="float">
            <text:p>63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NodeEntity.java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.86" calcext:value-type="float">
            <text:p>73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PieSectionEntity.java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1.61" calcext:value-type="float">
            <text:p>6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Plot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StandardEntity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54.74" calcext:value-type="float">
            <text:p>54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TickLabelEntity.jav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2.46" calcext:value-type="float">
            <text:p>82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TitleEntity.java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8.42" calcext:value-type="float">
            <text:p>5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XYAnnotationEntity.java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.35" calcext:value-type="float">
            <text:p>65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ntity/XYItemEntity.jav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3.4" calcext:value-type="float">
            <text:p>6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AnnotationChangeEvent.jav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8.79" calcext:value-type="float">
            <text:p>78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AnnotationChange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Axis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Axis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91" calcext:value-type="float">
            <text:p>90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ChangeEvent.java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0.43" calcext:value-type="float">
            <text:p>70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ChangeEventType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ChangeListen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.38" calcext:value-type="float">
            <text:p>90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ProgressEvent.java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9.57" calcext:value-type="float">
            <text:p>69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ProgressEventType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ChartProgress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MarkerChangeEvent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.95" calcext:value-type="float">
            <text:p>8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MarkerChangeListener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Plo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.25" calcext:value-type="float">
            <text:p>8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Plot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RendererChangeEvent.jav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8.16" calcext:value-type="float">
            <text:p>78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Renderer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Title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33" calcext:value-type="float">
            <text:p>80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event/Title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DynamicDrive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6.74" calcext:value-type="float">
            <text:p>76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ImageMapUtils.java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48.54" calcext:value-type="float">
            <text:p>48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OverLIB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.16" calcext:value-type="float">
            <text:p>81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StandardToolTipTagFragment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.54" calcext:value-type="float">
            <text:p>81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StandardURLTagFragment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ToolTipTagFragmentGenerator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3.44" calcext:value-type="float">
            <text:p>9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magemap/URLTagFragment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1" calcext:value-type="float">
            <text:p>8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Args.java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0.18" calcext:value-type="float">
            <text:p>7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ArrayUtils.jav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CloneUtils.java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48.85" calcext:value-type="float">
            <text:p>48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HashUtils.java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6.15" calcext:value-type="float">
            <text:p>6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LineUtils.jav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4.37" calcext:value-type="float">
            <text:p>4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PaintUtils.java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41.79" calcext:value-type="float">
            <text:p>41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SerialUtils.java</text:p>
          </table:table-cell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office:value-type="float" office:value="34.07" calcext:value-type="float">
            <text:p>34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internal/ShapeUtils.java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46.42" calcext:value-type="float">
            <text:p>46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JFreeChart.java</text:p>
          </table:table-cell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48.14" calcext:value-type="float">
            <text:p>4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AbstractCategoryItemLabelGenerator.java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52.8" calcext:value-type="float">
            <text:p>5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AbstractPieItemLabe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1.64" calcext:value-type="float">
            <text:p>51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AbstractXYItemLabelGenerator.java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50.79" calcext:value-type="float">
            <text:p>5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BoxAndWhiskerToolTip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.9" calcext:value-type="float">
            <text:p>6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BoxAndWhiskerXYToolTip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9.86" calcext:value-type="float">
            <text:p>59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BubbleXYItemLabelGenerator.java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52.48" calcext:value-type="float">
            <text:p>5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0.91" calcext:value-type="float">
            <text:p>90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CategorySeries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07" calcext:value-type="float">
            <text:p>91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CategoryToolTip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8" calcext:value-type="float">
            <text:p>9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Crosshair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CustomXYToolTip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4.44" calcext:value-type="float">
            <text:p>54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FlowLabe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HighLow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46.46" calcext:value-type="float">
            <text:p>46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nterval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5.74" calcext:value-type="float">
            <text:p>55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ntervalCategor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4.61" calcext:value-type="float">
            <text:p>54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ntervalX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.18" calcext:value-type="float">
            <text:p>48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ntervalXYToolTip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48.97" calcext:value-type="float">
            <text:p>48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temLabelAnchor.jav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9.57" calcext:value-type="float">
            <text:p>69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ItemLabelPosition.java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55.29" calcext:value-type="float">
            <text:p>55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MultipleXYSeriesLabelGenerator.java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47.17" calcext:value-type="float">
            <text:p>47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PieSection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7.06" calcext:value-type="float">
            <text:p>87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Pie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Categor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4.66" calcext:value-type="float">
            <text:p>64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CategorySeriesLabe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.42" calcext:value-type="float">
            <text:p>60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CategoryToolTip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3.87" calcext:value-type="float">
            <text:p>63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CrosshairLabe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.39" calcext:value-type="float">
            <text:p>58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FlowLabe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9.13" calcext:value-type="float">
            <text:p>59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PieSectionLabel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3.04" calcext:value-type="float">
            <text:p>63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PieToolTip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1.32" calcext:value-type="float">
            <text:p>7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XYItemLabe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6.47" calcext:value-type="float">
            <text:p>66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XYSeriesLabelGenerator.java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1.59" calcext:value-type="float">
            <text:p>61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XYToolTip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6.09" calcext:value-type="float">
            <text:p>66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tandardXYZToolTipGenerator.java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2.81" calcext:value-type="float">
            <text:p>52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SymbolicXYItemLabe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5.13" calcext:value-type="float">
            <text:p>55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XYItemLabe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XYSeriesLabe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23" calcext:value-type="float">
            <text:p>91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XY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abels/XYZToolTip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57" calcext:value-type="float">
            <text:p>90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Graphic.java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51.1" calcext:value-type="float">
            <text:p>51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Item.java</text:p>
          </table:table-cell>
          <table:table-cell office:value-type="float" office:value="6" calcext:value-type="float">
            <text:p>6</text:p>
          </table:table-cell>
          <table:table-cell office:value-type="float" office:value="468" calcext:value-type="float">
            <text:p>468</text:p>
          </table:table-cell>
          <table:table-cell office:value-type="float" office:value="52.39" calcext:value-type="float">
            <text:p>52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ItemBlockContainer.jav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41" calcext:value-type="float">
            <text:p>59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ItemCol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0.56" calcext:value-type="float">
            <text:p>60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ItemSource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RenderingOrd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LegendTitle.java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43.76" calcext:value-type="float">
            <text:p>43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legend/PaintScaleLegend.java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40.79" calcext:value-type="float">
            <text:p>4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ategoryCrosshairState.jav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9.24" calcext:value-type="float">
            <text:p>59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ategoryMarker.java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0.34" calcext:value-type="float">
            <text:p>60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ategoryPlot.java</text:p>
          </table:table-cell>
          <table:table-cell office:value-type="float" office:value="32" calcext:value-type="float">
            <text:p>32</text:p>
          </table:table-cell>
          <table:table-cell office:value-type="float" office:value="2415" calcext:value-type="float">
            <text:p>2415</text:p>
          </table:table-cell>
          <table:table-cell office:value-type="float" office:value="46.61" calcext:value-type="float">
            <text:p>46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enterTextMod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binedDomainCategoryPlot.java</text:p>
          </table:table-cell>
          <table:table-cell office:value-type="float" office:value="14" calcext:value-type="float">
            <text:p>14</text:p>
          </table:table-cell>
          <table:table-cell office:value-type="float" office:value="358" calcext:value-type="float">
            <text:p>358</text:p>
          </table:table-cell>
          <table:table-cell office:value-type="float" office:value="41.6" calcext:value-type="float">
            <text:p>41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binedDomainXYPlot.java</text:p>
          </table:table-cell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42.69" calcext:value-type="float">
            <text:p>42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binedRangeCategoryPlot.java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40.39" calcext:value-type="float">
            <text:p>4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binedRangeXYPlot.java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2.57" calcext:value-type="float">
            <text:p>42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ArrowNeedle.java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CompassPlot.java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3.56" calcext:value-type="float">
            <text:p>43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Line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2.73" calcext:value-type="float">
            <text:p>62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LongNeedle.java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45.96" calcext:value-type="float">
            <text:p>45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MeterNeedle.java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52.66" calcext:value-type="float">
            <text:p>52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MiddlePinNeedle.java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3.79" calcext:value-type="float">
            <text:p>53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PinNeedle.java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4.62" calcext:value-type="float">
            <text:p>5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PlumNeedle.jav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7.5" calcext:value-type="float">
            <text:p>5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PointerNeedle.jav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Ship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8.82" calcext:value-type="float">
            <text:p>58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ompass/WindNeedle.jav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8.72" calcext:value-type="float">
            <text:p>58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rosshair.java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CrosshairState.java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66.36" calcext:value-type="float">
            <text:p>66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atasetRenderingOrd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67" calcext:value-type="float">
            <text:p>9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efaultDrawingSupplier.java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40.39" calcext:value-type="float">
            <text:p>4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AbstractDialLayer.java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1.66" calcext:value-type="float">
            <text:p>61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ArcDialFrame.java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float" office:value="51.18" calcext:value-type="float">
            <text:p>51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Background.java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8.68" calcext:value-type="float">
            <text:p>5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Cap.java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57.05" calcext:value-type="float">
            <text:p>57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Frame.jav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8.14" calcext:value-type="float">
            <text:p>8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Layer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6.27" calcext:value-type="float">
            <text:p>86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Layer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LayerChangeListener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.2" calcext:value-type="float">
            <text:p>9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Plot.java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office:value-type="float" office:value="50.4" calcext:value-type="float">
            <text:p>5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Pointer.java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50.36" calcext:value-type="float">
            <text:p>5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Scale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.06" calcext:value-type="float">
            <text:p>9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TextAnnota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55.96" calcext:value-type="float">
            <text:p>55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DialValueIndicator.java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office:value-type="float" office:value="52.61" calcext:value-type="float">
            <text:p>52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StandardDialFrame.java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53.73" calcext:value-type="float">
            <text:p>53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StandardDialRange.java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53.71" calcext:value-type="float">
            <text:p>53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/StandardDialScale.java</text:p>
          </table:table-cell>
          <table:table-cell office:value-type="float" office:value="11" calcext:value-type="float">
            <text:p>11</text:p>
          </table:table-cell>
          <table:table-cell office:value-type="float" office:value="417" calcext:value-type="float">
            <text:p>417</text:p>
          </table:table-cell>
          <table:table-cell office:value-type="float" office:value="54.58" calcext:value-type="float">
            <text:p>54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ialShape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DrawingSupplier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6.36" calcext:value-type="float">
            <text:p>86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FastScatterPlot.java</text:p>
          </table:table-cell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office:value-type="float" office:value="47.95" calcext:value-type="float">
            <text:p>47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flow/FlowPlot.java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39.74" calcext:value-type="float">
            <text:p>39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IntervalMarker.java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8.38" calcext:value-type="float">
            <text:p>58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Marker.java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55.56" calcext:value-type="float">
            <text:p>55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MeterInterval.java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5.05" calcext:value-type="float">
            <text:p>55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MeterPlot.java</text:p>
          </table:table-cell>
          <table:table-cell office:value-type="float" office:value="19" calcext:value-type="float">
            <text:p>19</text:p>
          </table:table-cell>
          <table:table-cell office:value-type="float" office:value="643" calcext:value-type="float">
            <text:p>643</text:p>
          </table:table-cell>
          <table:table-cell office:value-type="float" office:value="44.71" calcext:value-type="float">
            <text:p>44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annable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AbstractPieLabelDistributor.jav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MultiplePiePlot.java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38.15" calcext:value-type="float">
            <text:p>3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PieLabelDistributor.jav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6.46" calcext:value-type="float">
            <text:p>46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PieLabelLinkStyl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PieLabelRecord.java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54.94" calcext:value-type="float">
            <text:p>54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PiePlot.java</text:p>
          </table:table-cell>
          <table:table-cell office:value-type="float" office:value="6" calcext:value-type="float">
            <text:p>6</text:p>
          </table:table-cell>
          <table:table-cell office:value-type="float" office:value="1547" calcext:value-type="float">
            <text:p>1547</text:p>
          </table:table-cell>
          <table:table-cell office:value-type="float" office:value="47.04" calcext:value-type="float">
            <text:p>47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ie/PiePlotState.java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6.11" calcext:value-type="float">
            <text:p>66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lot.java</text:p>
          </table:table-cell>
          <table:table-cell office:value-type="float" office:value="22" calcext:value-type="float">
            <text:p>22</text:p>
          </table:table-cell>
          <table:table-cell office:value-type="float" office:value="656" calcext:value-type="float">
            <text:p>656</text:p>
          </table:table-cell>
          <table:table-cell office:value-type="float" office:value="50.27" calcext:value-type="float">
            <text:p>5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lotOrientation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3.08" calcext:value-type="float">
            <text:p>83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lotRenderingInfo.java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55.68" calcext:value-type="float">
            <text:p>55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lotState.java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7.05" calcext:value-type="float">
            <text:p>77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olarAxisLocation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2.26" calcext:value-type="float">
            <text:p>82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PolarPlot.java</text:p>
          </table:table-cell>
          <table:table-cell office:value-type="float" office:value="27" calcext:value-type="float">
            <text:p>27</text:p>
          </table:table-cell>
          <table:table-cell office:value-type="float" office:value="988" calcext:value-type="float">
            <text:p>988</text:p>
          </table:table-cell>
          <table:table-cell office:value-type="float" office:value="46.33" calcext:value-type="float">
            <text:p>46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RingPlot.java</text:p>
          </table:table-cell>
          <table:table-cell office:value-type="float" office:value="22" calcext:value-type="float">
            <text:p>22</text:p>
          </table:table-cell>
          <table:table-cell office:value-type="float" office:value="331" calcext:value-type="float">
            <text:p>331</text:p>
          </table:table-cell>
          <table:table-cell office:value-type="float" office:value="47.46" calcext:value-type="float">
            <text:p>47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SeriesRenderingOrde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38" calcext:value-type="float">
            <text:p>91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SpiderWebPlot.java</text:p>
          </table:table-cell>
          <table:table-cell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  <table:table-cell office:value-type="float" office:value="47.15" calcext:value-type="float">
            <text:p>47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ThermometerPlot.java</text:p>
          </table:table-cell>
          <table:table-cell office:value-type="float" office:value="20" calcext:value-type="float">
            <text:p>20</text:p>
          </table:table-cell>
          <table:table-cell office:value-type="float" office:value="764" calcext:value-type="float">
            <text:p>764</text:p>
          </table:table-cell>
          <table:table-cell office:value-type="float" office:value="47.09" calcext:value-type="float">
            <text:p>47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ValueAxisPlot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ValueMarker.java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8.15" calcext:value-type="float">
            <text:p>68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WaferMapPlot.java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39.07" calcext:value-type="float">
            <text:p>39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XYCrosshairState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XYPlot.java</text:p>
          </table:table-cell>
          <table:table-cell office:value-type="float" office:value="31" calcext:value-type="float">
            <text:p>31</text:p>
          </table:table-cell>
          <table:table-cell office:value-type="float" office:value="2732" calcext:value-type="float">
            <text:p>2732</text:p>
          </table:table-cell>
          <table:table-cell office:value-type="float" office:value="45.15" calcext:value-type="float">
            <text:p>45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plot/Zoomable.jav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8.08" calcext:value-type="float">
            <text:p>88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AbstractRenderer.java</text:p>
          </table:table-cell>
          <table:table-cell office:value-type="float" office:value="30" calcext:value-type="float">
            <text:p>30</text:p>
          </table:table-cell>
          <table:table-cell office:value-type="float" office:value="1235" calcext:value-type="float">
            <text:p>1235</text:p>
          </table:table-cell>
          <table:table-cell office:value-type="float" office:value="55.48" calcext:value-type="float">
            <text:p>5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AreaRendererEndType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.66" calcext:value-type="float">
            <text:p>89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AbstractCategoryItemRenderer.java</text:p>
          </table:table-cell>
          <table:table-cell office:value-type="float" office:value="28" calcext:value-type="float">
            <text:p>28</text:p>
          </table:table-cell>
          <table:table-cell office:value-type="float" office:value="925" calcext:value-type="float">
            <text:p>925</text:p>
          </table:table-cell>
          <table:table-cell office:value-type="float" office:value="40.01" calcext:value-type="float">
            <text:p>4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Area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35.79" calcext:value-type="float">
            <text:p>35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.9" calcext:value-type="float">
            <text:p>86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Bar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683" calcext:value-type="float">
            <text:p>683</text:p>
          </table:table-cell>
          <table:table-cell office:value-type="float" office:value="43.08" calcext:value-type="float">
            <text:p>43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BoxAndWhisker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596" calcext:value-type="float">
            <text:p>596</text:p>
          </table:table-cell>
          <table:table-cell office:value-type="float" office:value="41.11" calcext:value-type="float">
            <text:p>4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CategoryItemRenderer.java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88.19" calcext:value-type="float">
            <text:p>88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CategoryItemRendererState.jav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5.59" calcext:value-type="float">
            <text:p>6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CategoryStep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DefaultCategoryItem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.54" calcext:value-type="float">
            <text:p>86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Gantt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351" calcext:value-type="float">
            <text:p>351</text:p>
          </table:table-cell>
          <table:table-cell office:value-type="float" office:value="36.76" calcext:value-type="float">
            <text:p>36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Gradient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36.76" calcext:value-type="float">
            <text:p>36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GroupedStackedBarRenderer.java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34.34" calcext:value-type="float">
            <text:p>34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IntervalBarRenderer.java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46.82" calcext:value-type="float">
            <text:p>46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Layered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32.01" calcext:value-type="float">
            <text:p>32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Level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44.91" calcext:value-type="float">
            <text:p>44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LineAndShapeRenderer.java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float" office:value="51.03" calcext:value-type="float">
            <text:p>51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MinMaxCategory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float" office:value="45.64" calcext:value-type="float">
            <text:p>45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catter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49.63" calcext:value-type="float">
            <text:p>49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tackedArea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35.16" calcext:value-type="float">
            <text:p>35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tackedBar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37.57" calcext:value-type="float">
            <text:p>37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tandardBarPainter.java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47.52" calcext:value-type="float">
            <text:p>47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tatistical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office:value-type="float" office:value="33.98" calcext:value-type="float">
            <text:p>33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StatisticalLineAndShape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float" office:value="36.85" calcext:value-type="float">
            <text:p>36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category/WaterfallBar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float" office:value="39.16" calcext:value-type="float">
            <text:p>39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DefaultPolarItemRenderer.java</text:p>
          </table:table-cell>
          <table:table-cell office:value-type="float" office:value="22" calcext:value-type="float">
            <text:p>22</text:p>
          </table:table-cell>
          <table:table-cell office:value-type="float" office:value="489" calcext:value-type="float">
            <text:p>489</text:p>
          </table:table-cell>
          <table:table-cell office:value-type="float" office:value="41.79" calcext:value-type="float">
            <text:p>41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GrayPaintScale.java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9.61" calcext:value-type="float">
            <text:p>59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LookupPaintScale.java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47.97" calcext:value-type="float">
            <text:p>47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NotOutlier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.47" calcext:value-type="float">
            <text:p>89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Outlier.jav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OutlierList.java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8.59" calcext:value-type="float">
            <text:p>68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OutlierListCollection.java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8.79" calcext:value-type="float">
            <text:p>68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PaintScale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9.04" calcext:value-type="float">
            <text:p>89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PolarItem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0.77" calcext:value-type="float">
            <text:p>80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RendererState.java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9.9" calcext:value-type="float">
            <text:p>6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RendererUtils.java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38.06" calcext:value-type="float">
            <text:p>38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WaferMapRenderer.java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40.7" calcext:value-type="float">
            <text:p>4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AbstractXYItemRenderer.java</text:p>
          </table:table-cell>
          <table:table-cell office:value-type="float" office:value="30" calcext:value-type="float">
            <text:p>30</text:p>
          </table:table-cell>
          <table:table-cell office:value-type="float" office:value="974" calcext:value-type="float">
            <text:p>974</text:p>
          </table:table-cell>
          <table:table-cell office:value-type="float" office:value="36.09" calcext:value-type="float">
            <text:p>36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Candlestick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429" calcext:value-type="float">
            <text:p>429</text:p>
          </table:table-cell>
          <table:table-cell office:value-type="float" office:value="47.56" calcext:value-type="float">
            <text:p>47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ClusteredXYBa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9.02" calcext:value-type="float">
            <text:p>3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CyclicXYItemRenderer.java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3.02" calcext:value-type="float">
            <text:p>4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DefaultXYItem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Deviation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50.88" calcext:value-type="float">
            <text:p>50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DeviationStepRenderer.java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8.65" calcext:value-type="float">
            <text:p>38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GradientXYBarPainter.java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36.87" calcext:value-type="float">
            <text:p>36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HighLow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45.76" calcext:value-type="float">
            <text:p>45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amplingXYLine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48.95" calcext:value-type="float">
            <text:p>48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tackedXYArea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44.99" calcext:value-type="float">
            <text:p>44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tackedXYAreaRenderer2.java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4.08" calcext:value-type="float">
            <text:p>34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tackedXYBar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float" office:value="40.11" calcext:value-type="float">
            <text:p>40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tandardXY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47.52" calcext:value-type="float">
            <text:p>47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StandardXYItemRenderer.java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48.34" calcext:value-type="float">
            <text:p>48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Vector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34.08" calcext:value-type="float">
            <text:p>34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WindItemRenderer.java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AreaRenderer.java</text:p>
          </table:table-cell>
          <table:table-cell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 office:value-type="float" office:value="40.37" calcext:value-type="float">
            <text:p>4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AreaRenderer2.java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office:value-type="float" office:value="40.31" calcext:value-type="float">
            <text:p>40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BarPainter.jav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BarRenderer.java</text:p>
          </table:table-cell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float" office:value="42.53" calcext:value-type="float">
            <text:p>42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BlockRenderer.java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BoxAndWhisker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office:value-type="float" office:value="40.79" calcext:value-type="float">
            <text:p>4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Bubble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38.26" calcext:value-type="float">
            <text:p>38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Difference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708" calcext:value-type="float">
            <text:p>708</text:p>
          </table:table-cell>
          <table:table-cell office:value-type="float" office:value="33.02" calcext:value-type="float">
            <text:p>3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DotRenderer.java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49.7" calcext:value-type="float">
            <text:p>4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Error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48.67" calcext:value-type="float">
            <text:p>48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ItemRenderer.java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87.26" calcext:value-type="float">
            <text:p>87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ItemRendererState.jav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9.67" calcext:value-type="float">
            <text:p>79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LineAndShapeRenderer.java</text:p>
          </table:table-cell>
          <table:table-cell office:value-type="float" office:value="21" calcext:value-type="float">
            <text:p>21</text:p>
          </table:table-cell>
          <table:table-cell office:value-type="float" office:value="521" calcext:value-type="float">
            <text:p>521</text:p>
          </table:table-cell>
          <table:table-cell office:value-type="float" office:value="51.67" calcext:value-type="float">
            <text:p>5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ShapeRenderer.java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51.6" calcext:value-type="float">
            <text:p>51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SplineRenderer.java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44.28" calcext:value-type="float">
            <text:p>44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StepAreaRenderer.java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float" office:value="48.14" calcext:value-type="float">
            <text:p>4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XYStepRenderer.java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47.15" calcext:value-type="float">
            <text:p>47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renderer/xy/YIntervalRenderer.java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8.74" calcext:value-type="float">
            <text:p>48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tandardChartTheme.java</text:p>
          </table:table-cell>
          <table:table-cell office:value-type="float" office:value="20" calcext:value-type="float">
            <text:p>20</text:p>
          </table:table-cell>
          <table:table-cell office:value-type="float" office:value="947" calcext:value-type="float">
            <text:p>947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AbstractOverlay.jav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8.32" calcext:value-type="float">
            <text:p>68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ApplicationFrame.jav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3" calcext:value-type="float">
            <text:p>69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ChartFrame.jav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9.88" calcext:value-type="float">
            <text:p>69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ChartMouseEvent.jav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.83" calcext:value-type="float">
            <text:p>70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ChartMous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8.14" calcext:value-type="float">
            <text:p>88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ChartPanel.java</text:p>
          </table:table-cell>
          <table:table-cell office:value-type="float" office:value="9" calcext:value-type="float">
            <text:p>9</text:p>
          </table:table-cell>
          <table:table-cell office:value-type="float" office:value="1575" calcext:value-type="float">
            <text:p>1575</text:p>
          </table:table-cell>
          <table:table-cell office:value-type="float" office:value="42.73" calcext:value-type="float">
            <text:p>42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CrosshairOverlay.java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29.81" calcext:value-type="float">
            <text:p>2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DefaultSelectionZoomStrategy.java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4.73" calcext:value-type="float">
            <text:p>34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ChartEdito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ChartEditorFactory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ChartEditor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7.78" calcext:value-type="float">
            <text:p>77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AxisEditor.java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50.11" calcext:value-type="float">
            <text:p>50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ChartEditor.java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38.63" calcext:value-type="float">
            <text:p>38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ChartEditorFactory.jav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2.76" calcext:value-type="float">
            <text:p>82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LogAxisEditor.java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.59" calcext:value-type="float">
            <text:p>44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NumberAxisEditor.java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5.76" calcext:value-type="float">
            <text:p>35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PlotEditor.java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34.94" calcext:value-type="float">
            <text:p>34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PolarPlotEditor.java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41.18" calcext:value-type="float">
            <text:p>41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TitleEditor.java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38.74" calcext:value-type="float">
            <text:p>38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DefaultValueAxisEditor.java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38.42" calcext:value-type="float">
            <text:p>3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FontChooserPanel.jav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37.91" calcext:value-type="float">
            <text:p>37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FontDisplayField.java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6.28" calcext:value-type="float">
            <text:p>66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LCBLayout.java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37.71" calcext:value-type="float">
            <text:p>3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PaintSample.java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StrokeChooserPanel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3.86" calcext:value-type="float">
            <text:p>63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editor/StrokeSample.java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0.68" calcext:value-type="float">
            <text:p>50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MouseWheelHandler.java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.24" calcext:value-type="float">
            <text:p>53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NumberCellRenderer.jav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Overlay.jav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.03" calcext:value-type="float">
            <text:p>91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OverlayChangeEvent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OverlayChang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9.58" calcext:value-type="float">
            <text:p>8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PolarChartPanel.java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6.05" calcext:value-type="float">
            <text:p>4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SelectionZoomStrategy.jav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swing/UIUtils.java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3.04" calcext:value-type="float">
            <text:p>53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AttributedStringUtils.java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1.14" calcext:value-type="float">
            <text:p>51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format/HexNumberFormat.java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6.18" calcext:value-type="float">
            <text:p>66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format/HMSNumberFormat.jav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9.52" calcext:value-type="float">
            <text:p>69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format/LogFormat.java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5.86" calcext:value-type="float">
            <text:p>55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format/RelativeDateFormat.java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54.29" calcext:value-type="float">
            <text:p>54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G2TextMeasurer.jav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1.43" calcext:value-type="float">
            <text:p>7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Anchor.java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4.83" calcext:value-type="float">
            <text:p>64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Block.java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49.63" calcext:value-type="float">
            <text:p>49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BlockAnchor.jav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.18" calcext:value-type="float">
            <text:p>78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Box.java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6.03" calcext:value-type="float">
            <text:p>46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Fragment.java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52.99" calcext:value-type="float">
            <text:p>52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Line.java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51.35" calcext:value-type="float">
            <text:p>51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Measurer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.91" calcext:value-type="float">
            <text:p>90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ext/TextUtils.java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43.78" calcext:value-type="float">
            <text:p>43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CompositeTitle.java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6.5" calcext:value-type="float">
            <text:p>5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DateTitle.java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5.97" calcext:value-type="float">
            <text:p>75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ImageTitle.java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46.67" calcext:value-type="float">
            <text:p>46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ShortTextTitle.java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6.64" calcext:value-type="float">
            <text:p>46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TextTitle.java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41.38" calcext:value-type="float">
            <text:p>41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title/Title.java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54.55" calcext:value-type="float">
            <text:p>54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CategoryUR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CustomCategoryUR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50.84" calcext:value-type="float">
            <text:p>50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CustomPie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53.43" calcext:value-type="float">
            <text:p>53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CustomXYURL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3.89" calcext:value-type="float">
            <text:p>53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PieURLGenerator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.19" calcext:value-type="float">
            <text:p>92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StandardCategoryUR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51.96" calcext:value-type="float">
            <text:p>51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StandardPieURLGenerator.jav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53.64" calcext:value-type="float">
            <text:p>53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StandardXYURL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8.57" calcext:value-type="float">
            <text:p>58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StandardXYZURLGenerator.ja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TimeSeriesURLGenerator.java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0.82" calcext:value-type="float">
            <text:p>5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XYURL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.42" calcext:value-type="float">
            <text:p>92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rls/XYZURLGenerato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.8" calcext:value-type="float">
            <text:p>9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AttrStringUtils.java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39.13" calcext:value-type="float">
            <text:p>39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DefaultShadowGenerator.java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44.37" calcext:value-type="float">
            <text:p>4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DirectionalGradientPaintTransformer.java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1.6" calcext:value-type="float">
            <text:p>61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ExportUtils.java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6.92" calcext:value-type="float">
            <text:p>46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GradientPaintTransformer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GradientPaintTransformType.jav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2.5" calcext:value-type="float">
            <text:p>8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PaintAlpha.java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9.44" calcext:value-type="float">
            <text:p>59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ShadowGenerator.jav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.71" calcext:value-type="float">
            <text:p>8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StandardGradientPaintTransformer.java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9.36" calcext:value-type="float">
            <text:p>49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chart/util/StringUtils.jav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1.26" calcext:value-type="float">
            <text:p>71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0.77" calcext:value-type="float">
            <text:p>90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CategoryRangeInfo.jav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8.71" calcext:value-type="float">
            <text:p>88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CategoryToPie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48.68" calcext:value-type="float">
            <text:p>4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DefaultCategor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64.56" calcext:value-type="float">
            <text:p>64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DefaultInterv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float" office:value="48.79" calcext:value-type="float">
            <text:p>48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IntervalCategor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.8" calcext:value-type="float">
            <text:p>9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ategory/Sliding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56.32" calcext:value-type="float">
            <text:p>56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omparableObjectItem.java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3.4" calcext:value-type="float">
            <text:p>6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ComparableObject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50.94" calcext:value-type="float">
            <text:p>50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ataUtils.java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48.99" calcext:value-type="float">
            <text:p>48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efaultKeyedValue.java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2.42" calcext:value-type="float">
            <text:p>62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efaultKeyedValues.java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50.85" calcext:value-type="float">
            <text:p>50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efaultKeyedValues2D.java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49.7" calcext:value-type="float">
            <text:p>4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omainInfo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.89" calcext:value-type="float">
            <text:p>9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DomainOrder.j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7.23" calcext:value-type="float">
            <text:p>87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low/DefaultFlow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48.29" calcext:value-type="float">
            <text:p>48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low/Flow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8.62" calcext:value-type="float">
            <text:p>88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low/FlowDatasetUtils.java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2.06" calcext:value-type="float">
            <text:p>52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low/FlowKey.jav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7.69" calcext:value-type="float">
            <text:p>57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low/NodeKey.jav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unction/Function2D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.59" calcext:value-type="float">
            <text:p>92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unction/Line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5.29" calcext:value-type="float">
            <text:p>65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unction/NormalDistribution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1.24" calcext:value-type="float">
            <text:p>61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unction/PolynomialFunction2D.jav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7.52" calcext:value-type="float">
            <text:p>67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function/PowerFunction2D.jav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5.29" calcext:value-type="float">
            <text:p>65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Gantt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0.63" calcext:value-type="float">
            <text:p>9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SlidingGanttCategory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float" office:value="54.13" calcext:value-type="float">
            <text:p>54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Task.java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7.21" calcext:value-type="float">
            <text:p>57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TaskSeries.java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7.07" calcext:value-type="float">
            <text:p>57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TaskSeriesCollection.java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50.08" calcext:value-type="float">
            <text:p>5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antt/XYTask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54.38" calcext:value-type="float">
            <text:p>54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Abstract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.33" calcext:value-type="float">
            <text:p>68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AbstractSeri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.23" calcext:value-type="float">
            <text:p>91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atasetChangeEvent.jav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6.25" calcext:value-type="float">
            <text:p>8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ataset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.23" calcext:value-type="float">
            <text:p>91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atasetUtils.java</text:p>
          </table:table-cell>
          <table:table-cell office:value-type="float" office:value="13" calcext:value-type="float">
            <text:p>13</text:p>
          </table:table-cell>
          <table:table-cell office:value-type="float" office:value="1459" calcext:value-type="float">
            <text:p>1459</text:p>
          </table:table-cell>
          <table:table-cell office:value-type="float" office:value="37.27" calcext:value-type="float">
            <text:p>37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HeatMap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55.7" calcext:value-type="float">
            <text:p>5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KeyedValue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6.91" calcext:value-type="float">
            <text:p>56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KeyedValues2D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96" calcext:value-type="float">
            <text:p>85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KeyedValu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.13" calcext:value-type="float">
            <text:p>89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PieDataset.java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60.68" calcext:value-type="float">
            <text:p>60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DefaultValue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7.19" calcext:value-type="float">
            <text:p>6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HeatMap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0.78" calcext:value-type="float">
            <text:p>90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HeatMapUtils.jav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7.98" calcext:value-type="float">
            <text:p>57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KeyedValue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KeyedValues2D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KeyedValues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.7" calcext:value-type="float">
            <text:p>9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PieDataset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9.8" calcext:value-type="float">
            <text:p>8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Series.java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4.25" calcext:value-type="float">
            <text:p>64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SeriesChangeEvent.jav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48" calcext:value-type="float">
            <text:p>84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SeriesChang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.74" calcext:value-type="float">
            <text:p>90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Series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5.9" calcext:value-type="float">
            <text:p>85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Series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6.21" calcext:value-type="float">
            <text:p>86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ValueDataset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49" calcext:value-type="float">
            <text:p>9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general/WaferMap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0.07" calcext:value-type="float">
            <text:p>6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io/CSV.java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8.39" calcext:value-type="float">
            <text:p>48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ItemKey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.49" calcext:value-type="float">
            <text:p>9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impl/JSONArray.java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impl/JSONAware.ja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.24" calcext:value-type="float">
            <text:p>90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impl/JSONObject.java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1.43" calcext:value-type="float">
            <text:p>5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impl/JSONStreamAware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.96" calcext:value-type="float">
            <text:p>86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impl/JSONValue.java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50.32" calcext:value-type="float">
            <text:p>50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json/JSONUtils.java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5.45" calcext:value-type="float">
            <text:p>45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Object.java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.52" calcext:value-type="float">
            <text:p>58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Objects.java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52.7" calcext:value-type="float">
            <text:p>5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Objects2D.java</text:p>
          </table:table-cell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float" office:value="47.19" calcext:value-type="float">
            <text:p>4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Comparator.java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4.37" calcext:value-type="float">
            <text:p>44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ComparatorType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.38" calcext:value-type="float">
            <text:p>90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s.jav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.01" calcext:value-type="float">
            <text:p>91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s2D.jav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.35" calcext:value-type="float">
            <text:p>88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s2DItemKey.java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8.94" calcext:value-type="float">
            <text:p>48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edValuesItemKey.jav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4.21" calcext:value-type="float">
            <text:p>54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KeyToGroupMap.java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43.55" calcext:value-type="float">
            <text:p>43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ange.java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53.77" calcext:value-type="float">
            <text:p>53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angeInfo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43" calcext:value-type="float">
            <text:p>9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ange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_de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_es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_fr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33" calcext:value-type="float">
            <text:p>80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_pl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.95" calcext:value-type="float">
            <text:p>8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resources/DataPackageResources_ru.jav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9.66" calcext:value-type="float">
            <text:p>79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BoxAndWhiskerCalculator.java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44.72" calcext:value-type="float">
            <text:p>44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BoxAndWhisker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8.99" calcext:value-type="float">
            <text:p>88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BoxAndWhiskerItem.java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52.47" calcext:value-type="float">
            <text:p>52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BoxAndWhisker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9.7" calcext:value-type="float">
            <text:p>8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DefaultBoxAndWhisker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52.59" calcext:value-type="float">
            <text:p>52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DefaultBoxAndWhiskerX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54.3" calcext:value-type="float">
            <text:p>5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DefaultMultiValueCategor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48.42" calcext:value-type="float">
            <text:p>48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DefaultStatisticalCategor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 office:value-type="float" office:value="46.93" calcext:value-type="float">
            <text:p>46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HistogramBin.java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0.26" calcext:value-type="float">
            <text:p>6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Histogram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54.19" calcext:value-type="float">
            <text:p>54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HistogramType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.46" calcext:value-type="float">
            <text:p>8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MeanAndStandardDeviation.java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0.37" calcext:value-type="float">
            <text:p>6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MultiValue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88" calcext:value-type="float">
            <text:p>87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Regression.java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32.42" calcext:value-type="float">
            <text:p>32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SimpleHistogramBin.java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49.81" calcext:value-type="float">
            <text:p>4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SimpleHistogramDataset.java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58.41" calcext:value-type="float">
            <text:p>58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StatisticalCategor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.75" calcext:value-type="float">
            <text:p>8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statistics/Statistics.java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44.29" calcext:value-type="float">
            <text:p>44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DateRange.java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0.07" calcext:value-type="float">
            <text:p>7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Day.java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57.01" calcext:value-type="float">
            <text:p>57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DynamicTimeSeriesCollection.java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53.14" calcext:value-type="float">
            <text:p>53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FixedMillisecond.java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7.31" calcext:value-type="float">
            <text:p>57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Hour.java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55.53" calcext:value-type="float">
            <text:p>55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Millisecond.java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52.91" calcext:value-type="float">
            <text:p>52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Minute.java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53.79" calcext:value-type="float">
            <text:p>53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Month.java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51.72" calcext:value-type="float">
            <text:p>51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MovingAverage.java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44.26" calcext:value-type="float">
            <text:p>4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ohlc/OHLC.java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9.03" calcext:value-type="float">
            <text:p>59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ohlc/OHLCItem.java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60.47" calcext:value-type="float">
            <text:p>60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ohlc/OHLCSeries.jav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0.08" calcext:value-type="float">
            <text:p>7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ohlc/OHLC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58.81" calcext:value-type="float">
            <text:p>58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Quarter.java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RegularTimePeriod.java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69.53" calcext:value-type="float">
            <text:p>69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Second.jav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53.33" calcext:value-type="float">
            <text:p>53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SimpleTimePeriod.java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4.73" calcext:value-type="float">
            <text:p>54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9.47" calcext:value-type="float">
            <text:p>89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Anchor.jav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FormatException.j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.76" calcext:value-type="float">
            <text:p>87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Value.java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0.71" calcext:value-type="float">
            <text:p>60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Values.java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PeriodValu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49.64" calcext:value-type="float">
            <text:p>49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Series.java</text:p>
          </table:table-cell>
          <table:table-cell office:value-type="float" office:value="19" calcext:value-type="float">
            <text:p>19</text:p>
          </table:table-cell>
          <table:table-cell office:value-type="float" office:value="606" calcext:value-type="float">
            <text:p>606</text:p>
          </table:table-cell>
          <table:table-cell office:value-type="float" office:value="48.29" calcext:value-type="float">
            <text:p>48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SeriesCollection.java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office:value-type="float" office:value="51.28" calcext:value-type="float">
            <text:p>51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SeriesDataItem.java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5.26" calcext:value-type="float">
            <text:p>65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SeriesTableModel.java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7.08" calcext:value-type="float">
            <text:p>47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TimeTableXYDataset.java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Week.java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49.24" calcext:value-type="float">
            <text:p>49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time/Year.java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61.68" calcext:value-type="float">
            <text:p>61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UnknownKeyException.j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Value.ja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.31" calcext:value-type="float">
            <text:p>92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Values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1.53" calcext:value-type="float">
            <text:p>91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Values2D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3" calcext:value-type="float">
            <text:p>9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CategoryDataset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0.33" calcext:value-type="float">
            <text:p>60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CategorySeriesHandler.jav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8.21" calcext:value-type="float">
            <text:p>58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DatasetReader.java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4.04" calcext:value-type="float">
            <text:p>54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DatasetTags.jav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4.21" calcext:value-type="float">
            <text:p>84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Item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8.94" calcext:value-type="float">
            <text:p>58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Key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2.41" calcext:value-type="float">
            <text:p>62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PieDataset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2.81" calcext:value-type="float">
            <text:p>62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Root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5.79" calcext:value-type="float">
            <text:p>65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ml/Value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9.18" calcext:value-type="float">
            <text:p>59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AbstractIntervalXY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4.66" calcext:value-type="float">
            <text:p>64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AbstractX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.89" calcext:value-type="float">
            <text:p>6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AbstractXYZ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CategoryTableXY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62.66" calcext:value-type="float">
            <text:p>62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HighLowDataset.java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61.06" calcext:value-type="float">
            <text:p>61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IntervalX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62.48" calcext:value-type="float">
            <text:p>6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OHLC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TableXYDataset.java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49.66" calcext:value-type="float">
            <text:p>49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Wind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2.79" calcext:value-type="float">
            <text:p>5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XYDataset.java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58.77" calcext:value-type="float">
            <text:p>58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DefaultXYZDataset.java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60.7" calcext:value-type="float">
            <text:p>6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IntervalXY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.97" calcext:value-type="float">
            <text:p>91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IntervalXYDelegate.java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58.72" calcext:value-type="float">
            <text:p>58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IntervalXYZ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.69" calcext:value-type="float">
            <text:p>89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MatrixSeries.java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MatrixSeriesCollection.java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60.29" calcext:value-type="float">
            <text:p>60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NormalizedMatrixSeries.java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3.28" calcext:value-type="float">
            <text:p>7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OHLC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7.69" calcext:value-type="float">
            <text:p>57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OHLCDataset.jav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.28" calcext:value-type="float">
            <text:p>91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TableXYDataset.ja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.98" calcext:value-type="float">
            <text:p>92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Vector.java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4.44" calcext:value-type="float">
            <text:p>64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VectorDataItem.jav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9.23" calcext:value-type="float">
            <text:p>69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Vector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2.84" calcext:value-type="float">
            <text:p>72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VectorSeriesCollec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2.05" calcext:value-type="float">
            <text:p>6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Vector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WindDataset.ja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.54" calcext:value-type="float">
            <text:p>92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IntervalDataItem.jav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7.31" calcext:value-type="float">
            <text:p>67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.31" calcext:value-type="float">
            <text:p>75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IntervalSeriesCollection.java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61.11" calcext:value-type="float">
            <text:p>6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isSymbolic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67" calcext:value-type="float">
            <text:p>9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BarDataset.java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4.79" calcext:value-type="float">
            <text:p>64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Coordinate.java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4.19" calcext:value-type="float">
            <text:p>54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DataItem.java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8.11" calcext:value-type="float">
            <text:p>58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Dataset.jav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.81" calcext:value-type="float">
            <text:p>8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DatasetTableModel.java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9.71" calcext:value-type="float">
            <text:p>6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DomainInfo.jav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9.09" calcext:value-type="float">
            <text:p>89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9.44" calcext:value-type="float">
            <text:p>59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Interval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8.21" calcext:value-type="float">
            <text:p>58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4.07" calcext:value-type="float">
            <text:p>74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IntervalSeriesCollection.java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3.03" calcext:value-type="float">
            <text:p>63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ItemKey.java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RangeInfo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.29" calcext:value-type="float">
            <text:p>89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Series.java</text:p>
          </table:table-cell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52.35" calcext:value-type="float">
            <text:p>52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SeriesCollection.java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47.6" calcext:value-type="float">
            <text:p>4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XYZDataset.ja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.67" calcext:value-type="float">
            <text:p>91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3.39" calcext:value-type="float">
            <text:p>63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IntervalDataItem.java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4.08" calcext:value-type="float">
            <text:p>64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IntervalSeries.java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6.07" calcext:value-type="float">
            <text:p>76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IntervalSeriesCollection.java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61.99" calcext:value-type="float">
            <text:p>61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isSymbolic.jav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1.78" calcext:value-type="float">
            <text:p>9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rc/main/java/org/jfree/data/xy/YWithXInterval.jav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4.66" calcext:value-type="float">
            <text:p>64.66</text:p>
          </table:table-cell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16:03:38.694065684</dc:date>
    <meta:editing-duration>PT9M42S</meta:editing-duration>
    <meta:editing-cycles>1</meta:editing-cycles>
    <meta:document-statistic meta:table-count="2" meta:cell-count="2563" meta:object-count="0"/>
    <meta:generator>LibreOffice/6.4.7.2$Linux_X86_64 LibreOffice_project/40$Build-2</meta:generator>
  </office:meta>
</office:document-meta>
</file>